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399cm" svg:height="13.4cm" svg:x="2.201cm" svg:y="3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6T19:15:25.459000000</dc:date>
    <meta:editing-duration>PT3M1S</meta:editing-duration>
    <meta:editing-cycles>4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dash" draw:stroke-dash="Fine_20_Dotted" svg:stroke-width="0.1cm" svg:stroke-color="#ff000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/>
      <style:graphic-properties draw:stroke="dash" draw:stroke-dash="Ultrafine_20_Dashed" svg:stroke-width="0.1cm" svg:stroke-color="#00ff0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3.4cm" svg:height="13.401cm" xlink:href="." xlink:type="simple" chart:class="chart:bar" chart:style-name="ch1">
        <chart:title svg:x="9.841cm" svg:y="0.469cm" chart:style-name="ch2">
          <text:p>Annaul Revenue</text:p>
        </chart:title>
        <chart:plot-area chart:style-name="ch3" chart:data-source-has-labels="both" svg:x="1.272cm" svg:y="1.879cm" svg:width="18.434cm" svg:height="8.429cm">
          <chartooo:coordinate-region svg:x="3.852cm" svg:y="2.052cm" svg:width="15.854cm" svg:height="7.662cm"/>
          <chart:axis chart:dimension="x" chart:name="primary-x" chart:style-name="ch4" chartooo:axis-type="auto">
            <chartooo:date-scale/>
            <chart:title svg:x="9.889cm" svg:y="10.576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0.296cm" svg:y="6.957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